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்லாச திருமணம் - தஹர் பென் ஜெலூ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லகின் மிக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ுமைத் தேசியம் - காஞ்சா அய்லய்யா, கவின் மலர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லும் மண்ணும் - க. ரத்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ழிவரை இருக்கை - ல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நினைவுகள் - பாலசந்திரன் சுள்ளிக்காடு, கே. வி. ஷைலஜா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சிலுவையேற்றம் கண்ணால் கண்ட சாட்ச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னுஜா - 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ியாரின் போர்வாள் - தஞ்சை ச. சோம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வங்கத்து பேய்க் கதைகள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2:09:09.50166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6-20T22:09:20.395079801</dc:date>
    <meta:editing-duration>PT21H14M33S</meta:editing-duration>
    <meta:editing-cycles>191</meta:editing-cycles>
    <meta:document-statistic meta:table-count="1" meta:cell-count="282" meta:object-count="0"/>
  </office:meta>
</office:document-meta>
</file>